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1.9354in"/>
    </style:style>
    <style:style style:name="co4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2.0752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5" office:value-type="string" calcext:value-type="string">
            <text:p>RETURN VALUE</text:p>
          </table:table-cell>
          <table:table-cell table:style-name="ce5" office:value-type="string" calcext:value-type="string">
            <text:p>RETURN STRING</text:p>
          </table:table-cell>
          <table:table-cell table:style-name="ce5" office:value-type="string" calcext:value-type="string">
            <text:p>OBSERVATIONS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CIFI</text:p>
          </table:table-cell>
          <table:table-cell table:style-name="ce6" office:value-type="string" calcext:value-type="string">
            <text:p>Used to identify SCIFI equipment and its version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ubversion. Ex: 12.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7" office:value-type="string" calcext:value-type="string">
            <text:p># of connected users</text:p>
          </table:table-cell>
          <table:table-cell table:style-name="ce6" office:value-type="string" calcext:value-type="string">
            <text:p># of connected users</text:p>
          </table:table-cell>
          <table:table-cell table:style-name="ce6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P - AP identification</text:p>
            <text:p>SERVER – 'CONTROLLER'</text:p>
          </table:table-cell>
          <table:table-cell table:style-name="ce6" office:value-type="string" calcext:value-type="string">
            <text:p>For auto-detection and auto-configuration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latitude,longitude,altitude</text:p>
            <text:p>Ex: -22.894442,-43.118939,12</text:p>
          </table:table-cell>
          <table:table-cell table:style-name="ce6" office:value-type="string" calcext:value-type="string">
            <text:p>Altitude in meters over sea level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6" office:value-type="string" calcext:value-type="string">
            <text:p># of Tags</text:p>
          </table:table-cell>
          <table:table-cell table:style-name="ce6" office:value-type="string" calcext:value-type="string">
            <text:p>Comma separated tags</text:p>
          </table:table-cell>
          <table:table-cell table:style-name="ce6" office:value-type="string" calcext:value-type="string">
            <text:p>For automatic build/rebuild of MRTG and NAGIOS' groups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6" office:value-type="string" calcext:value-type="string">
            <text:p># of direct connected under this</text:p>
          </table:table-cell>
          <table:table-cell table:style-name="ce6" office:value-type="string" calcext:value-type="string">
            <text:p>IP or equipment name above this</text:p>
          </table:table-cell>
          <table:table-cell table:style-name="ce6" office:value-type="string" calcext:value-type="string">
            <text:p>For automatic build/rebuild of NAGIOS' map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6" office:value-type="string" calcext:value-type="string">
            <text:p># of neighbors</text:p>
          </table:table-cell>
          <table:table-cell table:style-name="ce6" office:value-type="string" calcext:value-type="string">
            <text:p>Comma separated MACs</text:p>
          </table:table-cell>
          <table:table-cell table:style-name="ce6" office:value-type="string" calcext:value-type="string">
            <text:p>For future security analysis</text:p>
          </table:table-cell>
          <table:table-cell table:style-name="ce9"/>
          <table:table-cell table:number-columns-repeated="1017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17:48:28.32597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3-27T17:54:35.528340246</dc:date>
    <dc:creator>Cosme Corrêa</dc:creator>
    <meta:editing-duration>PT9M21S</meta:editing-duration>
    <meta:editing-cycles>3</meta:editing-cycles>
    <meta:generator>LibreOffice/4.2.2.1$Linux_X86_64 LibreOffice_project/f2f45ee3880ac00d95d5e0d6d6ed11db4bb046db</meta:generator>
    <meta:document-statistic meta:table-count="1" meta:cell-count="54" meta:object-count="0"/>
  </office:meta>
</office:document-meta>
</file>